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3000000C2A73254A3B43625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officeooo:paragraph-rsid="00074c5c"/>
    </style:style>
    <style:style style:name="P2" style:family="paragraph" style:parent-style-name="Standard">
      <style:paragraph-properties fo:margin-top="0.499cm" fo:margin-bottom="0cm" loext:contextual-spacing="false" style:writing-mode="page"/>
    </style:style>
    <style:style style:name="P3" style:family="paragraph" style:parent-style-name="Standard">
      <style:paragraph-properties fo:line-height="150%" fo:text-align="justify" style:justify-single-word="false" style:writing-mode="page"/>
    </style:style>
    <style:style style:name="P4" style:family="paragraph" style:parent-style-name="Frame_20_contents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31e2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3.496cm" fo:min-width="14.03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201cm" svg:y="5.424cm" svg:width="7.488cm" draw:z-index="2">
        <draw:text-box fo:min-height="3.494cm">
          <text:p text:style-name="P4"><text:database-display text:table-name="lista_adresowa" text:table-type="table" text:column-name="Tytuł" text:database-name="lista_adresowa">Pan </text:database-display><text:hidden-paragraph text:condition="ooow:![lista_adresowa.lista_adresowa.Tytuł]"/></text:p>
          <text:p text:style-name="P4"><text:database-display text:table-name="lista_adresowa" text:table-type="table" text:column-name="Imię" text:database-name="lista_adresowa">Stanisław</text:database-display><text:span text:style-name="T1"><text:s/></text:span><text:span text:style-name="T1"><text:database-display text:table-name="lista_adresowa" text:table-type="table" text:column-name="Nazwisko" text:database-name="lista_adresowa">Nowak</text:database-display></text:span><text:span text:style-name="T1"><text:hidden-paragraph text:condition="ooow:![lista_adresowa.lista_adresowa.Imię] AND ![lista_adresowa.lista_adresowa.Nazwisko]"/></text:span></text:p>
          <text:p text:style-name="P4"><text:database-display text:table-name="lista_adresowa" text:table-type="table" text:column-name="Linia adresu 1" text:database-name="lista_adresowa">ul. A. Mickiewicza</text:database-display><text:hidden-paragraph text:condition="ooow:![lista_adresowa.lista_adresowa.Linia adresu 1]"/></text:p>
          <text:p text:style-name="P4"><text:database-display text:table-name="lista_adresowa" text:table-type="table" text:column-name="Kod pocztowy" text:database-name="lista_adresowa">27-600</text:database-display><text:span text:style-name="T1"><text:s/></text:span><text:span text:style-name="T1"><text:database-display text:table-name="lista_adresowa" text:table-type="table" text:column-name="Miejscowość" text:database-name="lista_adresowa">Sandomierz</text:database-display></text:span><text:span text:style-name="T1"><text:hidden-paragraph text:condition="ooow:![lista_adresowa.lista_adresowa.Kod pocztowy] AND ![lista_adresowa.lista_adresowa.Miejscowość]"/></text:span></text:p>
        </draw:text-box>
      </draw:frame>
      <text:p text:style-name="Standard"><draw:custom-shape text:anchor-type="paragraph" draw:z-index="0" draw:style-name="gr1" draw:text-style-name="P6" svg:width="14.533cm" svg:height="3.756cm" svg:x="0.762cm" svg:y="-0.192cm"><text:p text:style-name="P5"><text:span text:style-name="T2">Zaproszenie</text:span></text:p><text:p text:style-name="P5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x="-0.044cm" svg:y="0cm" svg:width="6.853cm" svg:height="5.133cm" draw:z-index="1"><draw:image xlink:href="Pictures/1000000000000103000000C2A73254A3B4362524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3">Niniejszym mamy przyjemność zaprosić <text:database-display text:table-name="lista_adresowa" text:table-type="table" text:column-name="Płeć" text:database-name="lista_adresowa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5.717651829</meta:creation-date>
    <dc:date>2017-11-06T10:21:05.237944774</dc:date>
    <meta:editing-duration>PT12M28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2" meta:non-whitespace-character-count="359"/>
  </office:meta>
</office:document-meta>
</file>